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0069in" fo:margin-left="-0.0049in" fo:margin-right="-0.0021in" table:align="margins" style:writing-mode="lr-tb"/>
    </style:style>
    <style:style style:name="Table1.A" style:family="table-column">
      <style:table-column-properties style:column-width="1.5042in" style:rel-column-width="16410*"/>
    </style:style>
    <style:style style:name="Table1.B" style:family="table-column">
      <style:table-column-properties style:column-width="1.0257in" style:rel-column-width="11190*"/>
    </style:style>
    <style:style style:name="Table1.C" style:family="table-column">
      <style:table-column-properties style:column-width="1.4097in" style:rel-column-width="15379*"/>
    </style:style>
    <style:style style:name="Table1.D" style:family="table-column">
      <style:table-column-properties style:column-width="2.0674in" style:rel-column-width="2255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Footer">
      <style:paragraph-properties fo:margin-left="0in" fo:margin-right="0.25in" fo:text-indent="0in" style:auto-text-indent="false"/>
    </style:style>
    <style:style style:name="P3" style:family="paragraph" style:parent-style-name="Standard">
      <style:text-properties style:font-name="Verdana"/>
    </style:style>
    <style:style style:name="P4" style:family="paragraph" style:parent-style-name="Standard">
      <style:paragraph-properties fo:text-align="center" style:justify-single-word="false"/>
      <style:text-properties style:font-name="Verdana" fo:font-size="18pt" style:font-size-asian="18pt" style:font-size-complex="18pt"/>
    </style:style>
    <style:style style:name="P5" style:family="paragraph" style:parent-style-name="Standard" style:master-page-name="Standard">
      <style:paragraph-properties style:page-number="auto"/>
    </style:style>
    <style:style style:name="P6" style:family="paragraph" style:parent-style-name="Normal_20_Indent" style:list-style-name="L1"/>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P4"/>
      <text:p text:style-name="ChapterTitle">Chapter 1</text:p>
      <text:p text:style-name="ChapterTitle">The Basics</text:p>
      <text:p text:style-name="P4"/>
      <text:p text:style-name="P3"><text:s/></text:p>
      <text:p text:style-name="SectionTitle">What is a computer?</text:p>
      <text:p text:style-name="Normal_20_Indent">It is tempting to start writing code and to provide a sample program to start, but to keep with one of the themes, let's dig deeper. Let's really start at the beginning. <text:s/>OK, not at the very beginning, we'll skip the Big Bang, and even Babbage's Analytical Engine, all the way up to modern computers.</text:p>
      <text:p text:style-name="Normal_20_Indent">But wait! Using the term computer, while perhaps technically correct, is conceptually too limiting. For me a computer is something that sits on your desktop, or maybe your lap, and has a monitor and keyboard. Computers functioning as servers don't always have a directly connected keyboard and monitor. Often now, they are connected virtually over a network.</text:p>
      <text:p text:style-name="Normal_20_Indent">But then there is also an ever growing area of what is called “embedded” microprocessors. It's important to mention these before we talk about the way computers work. Embedded systems started with the small uCs in things like video players, VCRs, and extends all the way up to navigation and flight control systems. With the rise of smartphones and tables, the line between embedded and computers is starting to blur.</text:p>
      <text:p text:style-name="Normal_20_Indent">Embedded systems don't usually have disk drives, monitors, or keyboards, but that is now always true. <text:s/></text:p>
      <text:p text:style-name="Normal_20_Indent">So let's start with the basic question, how do computers work. You probably know a lot of this, but let's build up a complete explanation, starting at the beginning (or what we'll define as the beginning). I'm going to use the term “computer” a generally for anything that executes code. A “workstation” is something with a keyboard and display, and a microController, aka uC, is a small processor that usually won't have a keyboard or display connected—although that division is disappearing with newer generation of cheap, powerful embedded boards and processors.</text:p>
      <text:p text:style-name="Normal_20_Indent">“Computers” manipulate large sequences of numbers. <text:s/>These numbers are stored in memory, typically RAM or ROM (Google them if necessary). This is an important distinction to make. <text:s/>Even if you seldom see them, numbers and operations on those numbers, underlie everything that happens in a computer. Everything is represented by a number, each pixel (dot) on the screen, each character, a lower case “t” is 116.</text:p>
      <text:p text:style-name="Normal_20_Indent">Since we deal with numbers so much, we'll have to learn some ways to denote them. <text:s/>There will be a couple and the reason is that there will be times that it makes things easier for us. <text:s/>But not yet, let's return to a program.</text:p>
      <text:p text:style-name="Normal_20_Indent">A program is a sequence of numbers. Usually, but not always, it gets loaded into RAM where the processor can execute it. <text:s/>How does that work? </text:p>
      <text:p text:style-name="Normal_20_Indent"/>
      <text:p text:style-name="Normal_20_Indent"><text:soft-page-break/>Note: <text:s/>Google “how processors work” I can't provide a better explanation than you can find on the web.</text:p>
      <text:p text:style-name="Normal_20_Indent"/>
      <text:p text:style-name="Normal_20_Indent">Question one, how does a program get executed?</text:p>
      <text:p text:style-name="Normal_20_Indent">Usually, the sequence of numbers is loaded into memory from more persistent storage, very often it is a program on a disk drive, like on your Linux or Windows workstation (I hope you're not using a Mac!--yes, I am biased but I recognize the fact).</text:p>
      <text:p text:style-name="Normal_20_Indent">That is not always the case though, sometimes the processor executes instructions directly from ROM, this is often the case in small uCs (microcontroller. Google to find the difference between a uC and microprocessor, it is subtle but moderately important).</text:p>
      <text:p text:style-name="Normal_20_Indent">Once the program is loaded, the processor loads an instruction from somewhere near the beginning, interprets it, acts upon it, and then loads the next instruction. There are lots of instructions and they can do lots of things. They are combined in ways we'll learn about to do extremely complex things.</text:p>
      <text:p text:style-name="Normal_20_Indent">Numbers are stored in binary. There are plenty of resources explaining that, but understanding how to represent numbers in binary and hexadecimal are often important in certain applications. <text:s/>This is especially true in embedded applications and any situation where you're dealing with hardware. <text:s/>We'll address that in some of our early programs. <text:s/>The saying that “knowledge is power” is especially true in software development. Anything you can learn or do that makes your life easier is well worth doing.</text:p>
      <text:p text:style-name="Normal_20_Indent"/>
      <text:p text:style-name="SectionTitle">How do you create a program?</text:p>
      <text:p text:style-name="Normal_20_Indent">The actual program itself is sometimes referred to as the program “text”. This should not be confused with text files. <text:s/>Text files consist of sequence of numbers that represent characters (Google: ASCII). ASCII is a mapping (translation) between numbers and the charcters they represent. Most text files will mostly contain the numbers that represent letters and numeric digits. Character encodings is another subject that is beyond the scope of this book (Google:Unicode) because it gets complex when factoring in characters and ideograms from other languages. For this book, we'll limit ourselfes to standard ASCII and when necessary, on the UTF-8 (which is backwards compatible with ASCII).</text:p>
      <text:p text:style-name="Normal_20_Indent">The hardest way to create a program is to use the microprocessor's manual and use some binary editor to manually insert the sequence of numbers that represent the instructions and data in a program. <text:s/>Theoretically possible but incredibly difficult for anything more complex than the simplest programs. Occasionally we will had code vary small sections of cod under very specific circumstances, but it is definitely something to avoid whenever possible. This is truly what “machine language” is, but sometimes it is used interchangeably with the next topic, assembly language. It is different, usually very different, for each processor. This, of course, makes it ever harder and impossible to write code that will run on multiple processor architectures.</text:p>
      <text:p text:style-name="Normal_20_Indent">The next thing up in Assembly Language. It is a somewhat simple translator that converts text files which contains instructions that have a mnemonic name for each instruction into machine language as described above. This is still quite difficult, but it adds some features that makes it easier to write small to medium sized programs (depending on your definition of <text:s/>“medium sized”) programs. <text:s/>To create a program, you <text:soft-page-break/>run the assembler on your source files containing assembly language mnemonics for each instruction. The assembler—and other tools to be discussed later—translate the program to a form where they can be run.</text:p>
      <text:p text:style-name="Normal_20_Indent">Finally, well almost finally, there are programs called compilers which allow higher level constructs to be specified by a program. C and C++ are probably the most common compiled languages that use this mechanism. <text:s/>High level languages allow you to give names to subroutines, use loops and complex boolean logic to make decisions and execute different parts of code based on logic.</text:p>
      <text:p text:style-name="Normal_20_Indent">Finally, there are two somewhat related schemes for writing programs. <text:s/>Scripting languages take the program (a text file), and scan it with an interpreter which then executes the commands it finds in the script text file. PERL, Python, are among the many <text:s/>popular scripting languages. One advantage of scripting languages is that they are very portable between different operating systems and different computer architectures. Scripting languages are also called interpreted languages. The interpreter interprets and executes the program.</text:p>
      <text:p text:style-name="Normal_20_Indent">Another way to improve the portability between systems is to use something midway between and interpreted and a compiled language. <text:s/>Languages like Java and C# compile a program to something called bytecode. Then a virtual machine (note this term has two quite different meanings, this meaning refers to the implementation of a virutal microprocessor that operates the same regardless of the actual machine architecture) executes this bytecode (instead of the processor doing so directly). This method combines some of the advantages and disadvantages compiled and interpreted languages.</text:p>
      <text:p text:style-name="Normal_20_Indent">The bytecode that the compiler generates should (and sometimes does)run identically on different systems. It is probably more efficient than running an interpreted language, but you must recompile whenever you change. With an interpreted language, you simply change the program text file and run it.</text:p>
      <text:p text:style-name="Normal_20_Indent">All three methods have their pros and cons.</text:p>
      <text:p text:style-name="Normal_20_Inden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Contents">Speed</text:p>
          </table:table-cell>
          <table:table-cell table:style-name="Table1.A1" office:value-type="string">
            <text:p text:style-name="Table_20_Contents">Portability</text:p>
          </table:table-cell>
          <table:table-cell table:style-name="Table1.D1" office:value-type="string">
            <text:p text:style-name="Table_20_Contents">Hardware interaction</text:p>
            <text:p text:style-name="Table_20_Contents">(suitable for driver develpoment?)</text:p>
          </table:table-cell>
        </table:table-row>
        <table:table-row>
          <table:table-cell table:style-name="Table1.A2" office:value-type="string">
            <text:p text:style-name="Table_20_Contents">Interpreted</text:p>
          </table:table-cell>
          <table:table-cell table:style-name="Table1.A2" office:value-type="string">
            <text:p text:style-name="Table_20_Contents">Slowest</text:p>
          </table:table-cell>
          <table:table-cell table:style-name="Table1.A2" office:value-type="string">
            <text:p text:style-name="Table_20_Contents">Highest</text:p>
          </table:table-cell>
          <table:table-cell table:style-name="Table1.D2" office:value-type="string">
            <text:p text:style-name="Table_20_Contents">Poor/none</text:p>
          </table:table-cell>
        </table:table-row>
        <table:table-row>
          <table:table-cell table:style-name="Table1.A2" office:value-type="string">
            <text:p text:style-name="Table_20_Contents">Virtual machine</text:p>
          </table:table-cell>
          <table:table-cell table:style-name="Table1.A2" office:value-type="string">
            <text:p text:style-name="Table_20_Contents">Medium</text:p>
          </table:table-cell>
          <table:table-cell table:style-name="Table1.A2" office:value-type="string">
            <text:p text:style-name="Table_20_Contents">Same as interpreted, or very close</text:p>
          </table:table-cell>
          <table:table-cell table:style-name="Table1.D2" office:value-type="string">
            <text:p text:style-name="Table_20_Contents">Poor/none</text:p>
          </table:table-cell>
        </table:table-row>
        <table:table-row>
          <table:table-cell table:style-name="Table1.A2" office:value-type="string">
            <text:p text:style-name="Table_20_Contents">Compiled</text:p>
          </table:table-cell>
          <table:table-cell table:style-name="Table1.A2" office:value-type="string">
            <text:p text:style-name="Table_20_Contents">Fastest</text:p>
          </table:table-cell>
          <table:table-cell table:style-name="Table1.A2" office:value-type="string">
            <text:p text:style-name="Table_20_Contents">None (after compiled)</text:p>
          </table:table-cell>
          <table:table-cell table:style-name="Table1.D2" office:value-type="string">
            <text:p text:style-name="Table_20_Contents">High</text:p>
          </table:table-cell>
        </table:table-row>
      </table:table>
      <text:p text:style-name="Normal_20_Indent"/>
      <text:p text:style-name="Normal_20_Indent">We'll focus on C and C++ as they are the most versatile and can be used in everything from small uCs with limited RAM, to large distributed systems. With a careful planning and a little effort, applications can be written that are portable to multiple architectures and OSs. We'll touch on a scripting language or two to help with development related tasks and to “glue” applications together when </text:p>
      <text:p text:style-name="SectionTitle"><text:soft-page-break/>What Programmers do all day</text:p>
      <text:p text:style-name="Normal_20_Indent">Programmers spend their time studying and editing files. <text:s/>Most programs consist of several and often source files, often numbering into the hundreds. This does, of course, mean that the applications themselves grow complex and the first basic tool of a programmer is the editor. <text:s/></text:p>
      <text:p text:style-name="Normal_20_Indent">Sometimes the function of the editor is included in an IDE, and Integrated Development Environment. From and IDE, you can edit your program, compile it, and usually load it into the target (or just run it if you're on a PC developing for a PC). <text:s/>Many editors, like Vim and Emacs, include some of the functionality of IDEs. They will at least let you compile your program from within the editor and let you jump to the lines where there are compile errors.</text:p>
      <text:p text:style-name="Normal_20_Indent">The editor is the tool you will use the most. <text:s/>It surprises me that more programmers don't take the time to learn to use a powerful editor. IDEs are good at a lot of things, but the are not the best editors. Vim and Emacs let you do the common tasks:search and replace, cut and paste, mark a point and return to it with a few keystrokes.</text:p>
      <text:p text:style-name="Normal_20_Indent">IDEs, on the other hand, usually require more use of the mouse, although they usually allow you to create keyboard shortcuts for most functions. However one of my general principles is that things you do often should be quick and easy to do. In programs, one of those things is to take a few lines and move them to another place in that file, or into another file altogether. With Vim, I can do that without my fingers ever leaving the keyboard and I can do it much quicker than could be done in an IDE. </text:p>
      <text:p text:style-name="Normal_20_Indent">Quicker means that my attention is only minimally disturbed from the task I'm working on. There is, though, another thing to consider. My experience has been that there is a tradeoff you make with any tool. A tool that is easy to learn is not as efficient to use. Those that are have more of a learning curve, such as Vim and Emacs, are much more powerful once you've spent the time to learn how to use them.</text:p>
      <text:p text:style-name="Normal_20_Indent">An editor is to a programmer what a hammer and saw are to a carpenter. The analogy breaks down pretty soon because of the complexity of development tools, but the fundamental idea here is that learn to use tools that will make you more productive in the long run. Start with the editor.</text:p>
      <text:p text:style-name="Normal_20_Indent">Extending this idea, as a programmer you can create a suite of tools, customizations, and scripts that you take with you from project to project. It becomes more difficult if you change the OS your developing on, but it is still possible. This is your programmers' toolbox. Gradually fill it with those items that will help you do your job. It will take some time to find what works for you, and well talk about the toolbox I've created and use at some point.</text:p>
      <text:p text:style-name="Normal_20_Indent">In general though, the tools you use should help you do the following:</text:p>
      <text:list xml:id="list2257748999631831118" text:style-name="L1">
        <text:list-item>
          <text:p text:style-name="P6">Manage the multiple files that make up your project.</text:p>
        </text:list-item>
        <text:list-item>
          <text:p text:style-name="P6">Search through these files easily.</text:p>
        </text:list-item>
        <text:list-item>
          <text:p text:style-name="P6">Find and replace text easily, being able to do so across multiple files is very desirable.</text:p>
        </text:list-item>
        <text:list-item>
          <text:p text:style-name="P6">Compile your program and fix any errors easily, with a few commands or keystrokes.</text:p>
        </text:list-item>
        <text:list-item>
          <text:p text:style-name="P6"><text:soft-page-break/>Maintain, and switch between multiple projects.</text:p>
        </text:list-item>
        <text:list-item>
          <text:p text:style-name="P6">Load programs into the target (if you're doing embedded development) and debug the easily.</text:p>
        </text:list-item>
      </text:list>
      <text:p text:style-name="Normal_20_Indent"/>
      <text:p text:style-name="Normal_20_Indent">The goal is to get the Edit-&gt;Compile-&gt;Debug cycle to be as easy and quick as possible. This is where you will live and if it is slow, you will be slow.</text:p>
      <text:p text:style-name="Normal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in" fo:margin-right="0in" fo:margin-top="0in" fo:margin-bottom="0.0402in" fo:text-indent="0.3in" style:auto-text-indent="false"/>
    </style:style>
    <style:style style:name="Normal_20_Indent" style:display-name="Normal Indent" style:family="paragraph" style:parent-style-name="Text_20_body_20_indent" style:auto-update="true" style:class="text">
      <style:paragraph-properties fo:margin="100%" fo:margin-left="0in" fo:margin-right="0in" fo:margin-top="0.0402in" fo:margin-bottom="0in" fo:text-indent="0.2402in" style:auto-text-indent="false"/>
    </style:style>
    <style:style style:name="ChapterTitle" style:family="paragraph" style:parent-style-name="Standard" style:class="text">
      <style:paragraph-properties fo:text-align="center" style:justify-single-word="false"/>
      <style:text-properties style:font-name="Verdana" fo:font-size="18pt" style:font-size-asian="18pt" style:font-size-complex="18pt"/>
    </style:style>
    <style:style style:name="SectionTitle" style:family="paragraph" style:parent-style-name="Standard" style:class="text">
      <style:paragraph-properties fo:text-align="start" style:justify-single-word="false"/>
      <style:text-properties style:font-name="Verdan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Default_20_Paragraph_20_Font" style:display-name="WW-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fo:min-width="0.0161in" draw:z-index="4"><draw:text-box fo:min-height="0.1457in"><text:p text:style-name="Footer"><text:span text:style-name="Page_20_Number"><text:page-number text:select-page="current">5</text:page-number></text:span></text:p></draw:text-box></draw:frame><text:page-number text:select-page="current">5</text:page-number> of <text:page-count style:num-format="1">5</text:page-count></text:p>
        <text:p text:style-name="MP2"><text:s/></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e marched down a long breezeway</dc:title>
    <meta:initial-creator>David Klamet</meta:initial-creator>
    <meta:creation-date>2008-04-25T13:48:00</meta:creation-date>
    <dc:date>2014-08-31T11:11:17.05</dc:date>
    <meta:print-date>2012-07-21T19:55:00</meta:print-date>
    <meta:editing-cycles>33</meta:editing-cycles>
    <meta:editing-duration>PT13H41M11S</meta:editing-duration>
    <meta:generator>OpenOffice/4.1.0$Win32 OpenOffice.org_project/410m18$Build-9764</meta:generator>
    <dc:creator>David Klamet</dc:creator>
    <meta:document-statistic meta:table-count="1" meta:image-count="0" meta:object-count="0" meta:page-count="5" meta:paragraph-count="63" meta:word-count="2010" meta:character-count="11959"/>
  </office:meta>
</office:document-meta>
</file>